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Monospace" svg:font-family="Monospace" style:font-pitch="fixed"/>
    <style:font-face style:name="Courier New1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line-height-at-least="0.47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" style:family="paragraph" style:parent-style-name="Standard">
      <style:paragraph-properties fo:margin-top="0cm" fo:margin-bottom="0cm" style:line-height-at-least="0.47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font-size="10pt" style:font-name-asian="Times New Roman" style:font-size-asian="10pt" style:language-asian="pl" style:country-asian="PL" style:font-name-complex="Consolas1" style:font-size-complex="10pt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 style:list-style-name="">
      <style:paragraph-properties fo:margin-left="0cm" fo:margin-right="0cm" fo:line-height="100%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 style:list-style-name="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HTML_20_Preformatted">
      <style:paragraph-properties style:line-height-at-least="0.473cm"/>
    </style:style>
    <style:style style:name="P8" style:family="paragraph" style:parent-style-name="HTML_20_Preformatted">
      <style:paragraph-properties style:line-height-at-least="0.473cm"/>
      <style:text-properties fo:color="#333333" style:font-name="Consolas" style:font-name-complex="Consolas1"/>
    </style:style>
    <style:style style:name="P9" style:family="paragraph" style:parent-style-name="List_20_Paragraph" style:list-style-name="WWNum2"/>
    <style:style style:name="P10" style:family="paragraph" style:parent-style-name="List_20_Paragraph" style:list-style-name="WWNum3"/>
    <style:style style:name="P11" style:family="paragraph" style:parent-style-name="List_20_Paragraph" style:list-style-name="WWNum2">
      <style:paragraph-properties fo:margin-top="0cm" fo:margin-bottom="0cm" style:line-height-at-least="0.47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language-asian="pl" style:country-asian="PL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language-asian="pl" style:country-asian="PL" style:font-weight-asian="bold" style:font-size-complex="14pt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color="#333333" style:font-name="Consolas" fo:font-size="10pt" style:font-name-asian="Times New Roman" style:font-size-asian="10pt" style:language-asian="pl" style:country-asian="PL" style:font-name-complex="Consolas1" style:font-size-complex="10pt"/>
    </style:style>
    <style:style style:name="T9" style:family="text">
      <style:text-properties fo:color="#333333" style:font-name="Consolas" fo:font-size="10pt" fo:font-weight="bold" style:font-name-asian="Times New Roman" style:font-size-asian="10pt" style:language-asian="pl" style:country-asian="PL" style:font-weight-asian="bold" style:font-name-complex="Consolas1" style:font-size-complex="10pt" style:font-weight-complex="bold"/>
    </style:style>
    <style:style style:name="T10" style:family="text">
      <style:text-properties fo:color="#333333" style:font-name="Consolas" style:font-name-complex="Consolas1"/>
    </style:style>
    <style:style style:name="T11" style:family="text">
      <style:text-properties fo:color="#333333" style:font-name="Consolas" fo:font-weight="bold" style:font-weight-asian="bold" style:font-name-complex="Consolas1" style:font-weight-complex="bold"/>
    </style:style>
    <style:style style:name="T12" style:family="text">
      <style:text-properties fo:color="#333333" fo:font-weight="bold" style:font-name-asian="Times New Roman" style:language-asian="pl" style:country-asian="PL" style:font-weight-asian="bold" style:font-name-complex="Consolas1" style:font-weight-complex="bold"/>
    </style:style>
    <style:style style:name="T13" style:family="text">
      <style:text-properties style:font-name-asian="Times New Roman" style:language-asian="pl" style:country-asian="PL" style:font-name-complex="Consolas1" style:font-weight-complex="bold"/>
    </style:style>
    <style:style style:name="T14" style:family="text">
      <style:text-properties style:language-asian="pl" style:country-asian="PL"/>
    </style:style>
    <style:style style:name="T15" style:family="text">
      <style:text-properties fo:color="#555555" style:font-name="Consolas" fo:font-size="10pt" style:font-name-asian="Times New Roman" style:font-size-asian="10pt" style:language-asian="pl" style:country-asian="PL" style:font-name-complex="Consolas1" style:font-size-complex="10pt"/>
    </style:style>
    <style:style style:name="T16" style:family="text">
      <style:text-properties fo:color="#555555" style:font-name="Consolas" style:font-name-complex="Consolas1"/>
    </style:style>
    <style:style style:name="T17" style:family="text">
      <style:text-properties fo:color="#445588" style:font-name="Consolas" fo:font-size="10pt" fo:font-weight="bold" style:font-name-asian="Times New Roman" style:font-size-asian="10pt" style:language-asian="pl" style:country-asian="PL" style:font-weight-asian="bold" style:font-name-complex="Consolas1" style:font-size-complex="10pt" style:font-weight-complex="bold"/>
    </style:style>
    <style:style style:name="T18" style:family="text">
      <style:text-properties fo:color="#445588" style:font-name="Consolas" fo:font-weight="bold" style:font-weight-asian="bold" style:font-name-complex="Consolas1" style:font-weight-complex="bold"/>
    </style:style>
    <style:style style:name="T19" style:family="text">
      <style:text-properties fo:color="#990000" style:font-name="Consolas" fo:font-size="10pt" fo:font-weight="bold" style:font-name-asian="Times New Roman" style:font-size-asian="10pt" style:language-asian="pl" style:country-asian="PL" style:font-weight-asian="bold" style:font-name-complex="Consolas1" style:font-size-complex="10pt" style:font-weight-complex="bold"/>
    </style:style>
    <style:style style:name="T20" style:family="text">
      <style:text-properties fo:color="#990000" style:font-name="Consolas" fo:font-weight="bold" style:font-weight-asian="bold" style:font-name-complex="Consolas1" style:font-weight-complex="bold"/>
    </style:style>
    <style:style style:name="T21" style:family="text">
      <style:text-properties fo:color="#008080" style:font-name="Consolas" fo:font-size="10pt" style:font-name-asian="Times New Roman" style:font-size-asian="10pt" style:language-asian="pl" style:country-asian="PL" style:font-name-complex="Consolas1" style:font-size-complex="10pt"/>
    </style:style>
    <style:style style:name="T22" style:family="text">
      <style:text-properties fo:color="#008080" style:font-name="Consolas" style:font-name-complex="Consolas1"/>
    </style:style>
    <style:style style:name="T23" style:family="text">
      <style:text-properties fo:color="#dd1144" style:font-name="Consolas" fo:font-size="10pt" style:font-name-asian="Times New Roman" style:font-size-asian="10pt" style:language-asian="pl" style:country-asian="PL" style:font-name-complex="Consolas1" style:font-size-complex="10pt"/>
    </style:style>
    <style:style style:name="T24" style:family="text">
      <style:text-properties fo:color="#dd1144" style:font-name="Consolas" style:font-name-complex="Consolas1"/>
    </style:style>
    <style:style style:name="T25" style:family="text">
      <style:text-properties fo:color="#009999" style:font-name="Consolas" fo:font-size="10pt" style:font-name-asian="Times New Roman" style:font-size-asian="10pt" style:language-asian="pl" style:country-asian="PL" style:font-name-complex="Consolas1" style:font-size-complex="10pt"/>
    </style:style>
    <style:style style:name="T26" style:family="text">
      <style:text-properties fo:color="#009999" style:font-name="Consolas" style:font-name-complex="Consolas1"/>
    </style:style>
    <style:style style:name="T27" style:family="text">
      <style:text-properties fo:color="#999988" style:font-name="Consolas" fo:font-size="10pt" fo:font-style="italic" style:font-name-asian="Times New Roman" style:font-size-asian="10pt" style:language-asian="pl" style:country-asian="PL" style:font-style-asian="italic" style:font-name-complex="Consolas1" style:font-size-complex="10pt" style:font-style-complex="italic"/>
    </style:style>
    <style:style style:name="T28" style:family="text">
      <style:text-properties fo:color="#999988" style:font-name="Consolas" fo:font-style="italic" style:font-style-asian="italic" style:font-name-complex="Consolas1" style:font-style-complex="italic"/>
    </style:style>
    <style:style style:name="T29" style:family="text">
      <style:text-properties fo:font-size="12pt" fo:font-weight="bold" style:font-size-asian="12pt" style:language-asian="pl" style:country-asian="PL" style:font-weight-asian="bold" style:font-size-complex="12pt"/>
    </style:style>
    <style:style style:name="T30" style:family="text">
      <style:text-properties fo:color="#7f0055" fo:font-weight="bold" style:font-weight-asian="bold" style:font-weight-complex="bold"/>
    </style:style>
    <style:style style:name="T31" style:family="text">
      <style:text-properties fo:color="#7f0055" fo:font-weight="bold" style:language-asian="pl" style:country-asian="PL" style:font-weight-asian="bold" style:font-weight-complex="bold"/>
    </style:style>
    <style:style style:name="T32" style:family="text">
      <style:text-properties fo:color="#000000"/>
    </style:style>
    <style:style style:name="T33" style:family="text">
      <style:text-properties fo:color="#000000" fo:font-weight="bold" style:language-asian="pl" style:country-asian="PL" style:font-weight-asian="bold" style:font-weight-complex="bold"/>
    </style:style>
    <style:style style:name="T34" style:family="text">
      <style:text-properties fo:color="#000000" fo:font-style="italic" style:font-style-asian="italic" style:font-style-complex="italic"/>
    </style:style>
    <style:style style:name="T35" style:family="text">
      <style:text-properties fo:color="#0000c0"/>
    </style:style>
    <style:style style:name="T36" style:family="text">
      <style:text-properties fo:color="#0000c0" fo:font-style="italic" style:font-style-asian="italic" style:font-style-complex="italic"/>
    </style:style>
    <style:style style:name="T37" style:family="text">
      <style:text-properties fo:color="#2a00ff"/>
    </style:style>
    <style:style style:name="T38" style:family="text">
      <style:text-properties fo:color="#3f7f5f"/>
    </style:style>
    <style:style style:name="T39" style:family="text">
      <style:text-properties fo:color="#3f7f5f"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truktury danych, procedury, funkcje, kod programu:</text:span></text:p>
      <text:p text:style-name="Standard"><text:span text:style-name="T4">Implementacje:</text:span></text:p>
      <text:p text:style-name="Standard">Kod jest napisany na podstawie klasy <text:span text:style-name="T7">Apfloat</text:span> zawartej w środowisku Java. Jest to klasa umożliwiająca obliczanie wyników po przecinku z <text:span text:style-name="T2">dowolną</text:span> dokładnością (należy zwrócić uwagę na możliwości obliczeniowe komputera jak i pamięć wirtualnej maszyny Javy). Główne struktury danych (klasy) stworzone w programie są opisane poniżej.</text:p>
      <text:p text:style-name="Standard"><text:span text:style-name="T4">Klasy:</text:span></text:p>
      <text:p text:style-name="Standard"><text:span text:style-name="T7">Main</text:span><text:span text:style-name="T6"> </text:span>– główna klasa programu służąca za interakcję pomiędzy użytkownikiem oraz wywoływanie klas/funkcji klas obliczających wartości oboma metodami.</text:p>
      <text:p text:style-name="P3"><text:span text:style-name="T31">import</text:span><text:span text:style-name="T33"> java.util.Scanner;</text:span></text:p>
      <text:p text:style-name="P5"><text:span text:style-name="T30">import</text:span><text:span text:style-name="T32"> org.apfloat.Apfloat;</text:span></text:p>
      <text:p text:style-name="P5"/>
      <text:p text:style-name="P5"><text:span text:style-name="T30">import</text:span><text:span text:style-name="T32"> function.Function1;</text:span></text:p>
      <text:p text:style-name="P5"><text:span text:style-name="T30">import</text:span><text:span text:style-name="T32"> secant.Secant;</text:span></text:p>
      <text:p text:style-name="P5"><text:span text:style-name="T30">import</text:span><text:span text:style-name="T32"> bisection.Bisection;</text:span></text:p>
      <text:p text:style-name="P5"/>
      <text:p text:style-name="P5"><text:span text:style-name="T30">public</text:span><text:span text:style-name="T32"> </text:span><text:span text:style-name="T30">class</text:span><text:span text:style-name="T32"> Main {</text:span></text:p>
      <text:p text:style-name="P5"/>
      <text:p text:style-name="P5"><text:span text:style-name="T32"><text:tab/></text:span><text:span text:style-name="T30">private</text:span><text:span text:style-name="T32"> </text:span><text:span text:style-name="T30">int</text:span><text:span text:style-name="T32"> </text:span><text:span text:style-name="T35">scale</text:span><text:span text:style-name="T32">;</text:span></text:p>
      <text:p text:style-name="P5"/>
      <text:p text:style-name="P5"><text:span text:style-name="T32"><text:tab/></text:span><text:span text:style-name="T30">public</text:span><text:span text:style-name="T32"> </text:span><text:span text:style-name="T30">int</text:span><text:span text:style-name="T32"> getScale() {</text:span></text:p>
      <text:p text:style-name="P5"><text:span text:style-name="T32"><text:tab/><text:tab/></text:span><text:span text:style-name="T30">return</text:span><text:span text:style-name="T32"> </text:span><text:span text:style-name="T35">scale</text:span><text:span text:style-name="T32">;</text:span></text:p>
      <text:p text:style-name="P6"><text:tab/>}</text:p>
      <text:p text:style-name="P5"/>
      <text:p text:style-name="P5"><text:span text:style-name="T32"><text:tab/></text:span><text:span text:style-name="T30">public</text:span><text:span text:style-name="T32"> </text:span><text:span text:style-name="T30">static</text:span><text:span text:style-name="T32"> </text:span><text:span text:style-name="T30">void</text:span><text:span text:style-name="T32"> main(String[] args) {</text:span></text:p>
      <text:p text:style-name="P5"><text:span text:style-name="T32"><text:tab/><text:tab/></text:span><text:span text:style-name="T30">new</text:span><text:span text:style-name="T32"> Main();</text:span></text:p>
      <text:p text:style-name="P6"><text:tab/>}</text:p>
      <text:p text:style-name="P5"/>
      <text:p text:style-name="P6"><text:tab/>Main() {</text:p>
      <text:p text:style-name="P6"><text:tab/><text:tab/>start();</text:p>
      <text:p text:style-name="P6"><text:tab/>}</text:p>
      <text:p text:style-name="P5"/>
      <text:p text:style-name="P5"><text:span text:style-name="T32"><text:tab/></text:span><text:span text:style-name="T30">void</text:span><text:span text:style-name="T32"> start() {</text:span></text:p>
      <text:p text:style-name="P5"><text:span text:style-name="T32"><text:tab/><text:tab/>String end = </text:span><text:span text:style-name="T37">""</text:span><text:span text:style-name="T32">;</text:span></text:p>
      <text:p text:style-name="P6"><text:tab/><text:tab/>String s0, s1, s2;</text:p>
      <text:p text:style-name="P5"><text:span text:style-name="T32"><text:tab/><text:tab/>Scanner input = </text:span><text:span text:style-name="T30">new</text:span><text:span text:style-name="T32"> Scanner(System.</text:span><text:span text:style-name="T36">in</text:span><text:span text:style-name="T32">);</text:span></text:p>
      <text:p text:style-name="P5"><text:span text:style-name="T32"><text:tab/><text:tab/></text:span><text:span text:style-name="T38">// System.out.println(scale);</text:span></text:p>
      <text:p text:style-name="P6"><text:tab/><text:tab/>Apfloat a, b, accuracy; </text:p>
      <text:p text:style-name="P5"><text:span text:style-name="T32"><text:tab/><text:tab/></text:span><text:span text:style-name="T30">do</text:span><text:span text:style-name="T32"> {</text:span></text:p>
      <text:p text:style-name="P5"><text:span text:style-name="T32"><text:tab/><text:tab/><text:tab/>System.</text:span><text:span text:style-name="T36">out</text:span><text:span text:style-name="T32">.println(</text:span><text:span text:style-name="T37">"Podaj a &gt; 0"</text:span><text:span text:style-name="T32">);</text:span></text:p>
      <text:p text:style-name="P6"><text:tab/><text:tab/><text:tab/>s1 = input.nextLine();</text:p>
      <text:p text:style-name="P5"><text:span text:style-name="T32"><text:tab/><text:tab/><text:tab/>a = </text:span><text:span text:style-name="T30">new</text:span><text:span text:style-name="T32"> Apfloat(s1, Apfloat.</text:span><text:span text:style-name="T36">INFINITE</text:span><text:span text:style-name="T32">);</text:span></text:p>
      <text:p text:style-name="P5"><text:span text:style-name="T32"><text:tab/><text:tab/><text:tab/></text:span><text:span text:style-name="T30">while</text:span><text:span text:style-name="T32"> (a.compareTo(Apfloat.</text:span><text:span text:style-name="T36">ZERO</text:span><text:span text:style-name="T32">) &lt;= 0) {</text:span></text:p>
      <text:p text:style-name="P5"><text:span text:style-name="T32"><text:tab/><text:tab/><text:tab/><text:tab/>System.</text:span><text:span text:style-name="T36">out</text:span><text:span text:style-name="T32">.println(</text:span><text:span text:style-name="T37">"a musi być wieksze od 0"</text:span><text:span text:style-name="T32">);</text:span></text:p>
      <text:p text:style-name="P5"><text:span text:style-name="T32"><text:tab/><text:tab/><text:tab/><text:tab/>System.</text:span><text:span text:style-name="T36">out</text:span><text:span text:style-name="T32">.println(</text:span><text:span text:style-name="T37">"Podaj a &gt; 0"</text:span><text:span text:style-name="T32">);</text:span></text:p>
      <text:p text:style-name="P6"><text:tab/><text:tab/><text:tab/><text:tab/>s1 = input.nextLine();</text:p>
      <text:p text:style-name="P5"><text:span text:style-name="T32"><text:tab/><text:tab/><text:tab/><text:tab/>a = </text:span><text:span text:style-name="T30">new</text:span><text:span text:style-name="T32"> Apfloat(s1, Apfloat.</text:span><text:span text:style-name="T36">INFINITE</text:span><text:span text:style-name="T32">);</text:span></text:p>
      <text:p text:style-name="P6"><text:tab/><text:tab/><text:tab/>}</text:p>
      <text:p text:style-name="P5"><text:span text:style-name="T32"><text:tab/><text:tab/><text:tab/>System.</text:span><text:span text:style-name="T36">out</text:span><text:span text:style-name="T32">.println(</text:span><text:span text:style-name="T37">"Podaj b wieksze od a"</text:span><text:span text:style-name="T32">);</text:span></text:p>
      <text:p text:style-name="P6"><text:tab/><text:tab/><text:tab/>s2 = input.nextLine();</text:p>
      <text:p text:style-name="P5"><text:span text:style-name="T32"><text:tab/><text:tab/><text:tab/>b = </text:span><text:span text:style-name="T30">new</text:span><text:span text:style-name="T32"> Apfloat(s2, Apfloat.</text:span><text:span text:style-name="T36">INFINITE</text:span><text:span text:style-name="T32">);</text:span></text:p>
      <text:p text:style-name="P5"><text:span text:style-name="T32"><text:tab/><text:tab/><text:tab/></text:span><text:span text:style-name="T30">while</text:span><text:span text:style-name="T32"> (b.compareTo(a) &lt;= 0) {</text:span></text:p>
      <text:p text:style-name="P5"><text:span text:style-name="T32"><text:tab/><text:tab/><text:tab/><text:tab/>System.</text:span><text:span text:style-name="T36">out</text:span><text:span text:style-name="T32">.println(</text:span><text:span text:style-name="T37">"b musi być wieksze od a"</text:span><text:span text:style-name="T32">);</text:span></text:p>
      <text:p text:style-name="P6"><text:tab/><text:tab/><text:tab/><text:tab/>s2 = input.nextLine();</text:p>
      <text:p text:style-name="P5"><text:span text:style-name="T32"><text:tab/><text:tab/><text:tab/><text:tab/>b = </text:span><text:span text:style-name="T30">new</text:span><text:span text:style-name="T32"> Apfloat(s2, Apfloat.</text:span><text:span text:style-name="T36">INFINITE</text:span><text:span text:style-name="T32">);</text:span></text:p>
      <text:p text:style-name="P6"><text:soft-page-break/><text:tab/><text:tab/><text:tab/>}</text:p>
      <text:p text:style-name="P5"><text:span text:style-name="T32"><text:tab/><text:tab/><text:tab/>System.</text:span><text:span text:style-name="T36">out</text:span><text:span text:style-name="T32">.println(</text:span><text:span text:style-name="T37">"Podaj dokładność"</text:span><text:span text:style-name="T32">);</text:span></text:p>
      <text:p text:style-name="P6"><text:tab/><text:tab/><text:tab/>s0 = input.nextLine();</text:p>
      <text:p text:style-name="P5"><text:span text:style-name="T32"><text:tab/><text:tab/><text:tab/>accuracy = </text:span><text:span text:style-name="T30">new</text:span><text:span text:style-name="T32"> Apfloat(s0, Apfloat.</text:span><text:span text:style-name="T36">INFINITE</text:span><text:span text:style-name="T32">);</text:span></text:p>
      <text:p text:style-name="P5"><text:span text:style-name="T32"><text:tab/><text:tab/><text:tab/></text:span><text:span text:style-name="T30">while</text:span><text:span text:style-name="T32"> (accuracy.compareTo(Apfloat.</text:span><text:span text:style-name="T36">ONE</text:span><text:span text:style-name="T32">) &gt;= 0</text:span></text:p>
      <text:p text:style-name="P5"><text:span text:style-name="T32"><text:tab/><text:tab/><text:tab/><text:tab/><text:tab/>|| accuracy.compareTo(Apfloat.</text:span><text:span text:style-name="T36">ZERO</text:span><text:span text:style-name="T32">) &lt;= 0) {</text:span></text:p>
      <text:p text:style-name="P5"><text:span text:style-name="T32"><text:tab/><text:tab/><text:tab/><text:tab/>System.</text:span><text:span text:style-name="T36">out</text:span><text:span text:style-name="T32">.println(</text:span><text:span text:style-name="T37">"dokładność musi być z przedziału (0, 1)"</text:span><text:span text:style-name="T32">);</text:span></text:p>
      <text:p text:style-name="P5"><text:span text:style-name="T32"><text:tab/><text:tab/><text:tab/><text:tab/>System.</text:span><text:span text:style-name="T36">out</text:span><text:span text:style-name="T32">.println(</text:span><text:span text:style-name="T37">"Podaj dokładność"</text:span><text:span text:style-name="T32">);</text:span></text:p>
      <text:p text:style-name="P6"><text:tab/><text:tab/><text:tab/><text:tab/>s0 = input.nextLine();</text:p>
      <text:p text:style-name="P6"><text:tab/><text:tab/><text:tab/>}</text:p>
      <text:p text:style-name="P5"><text:span text:style-name="T32"><text:tab/><text:tab/><text:tab/></text:span><text:span text:style-name="T38">// </text:span><text:span text:style-name="T39">współczynnik</text:span><text:span text:style-name="T38"> 2</text:span></text:p>
      <text:p text:style-name="P5"><text:span text:style-name="T32"><text:tab/><text:tab/><text:tab/></text:span><text:span text:style-name="T35">scale</text:span><text:span text:style-name="T32"> = (2 * -(</text:span><text:span text:style-name="T30">int</text:span><text:span text:style-name="T32">) accuracy.scale()) + 5;</text:span></text:p>
      <text:p text:style-name="P5"><text:span text:style-name="T32"><text:tab/><text:tab/><text:tab/>a = </text:span><text:span text:style-name="T30">new</text:span><text:span text:style-name="T32"> Apfloat(s1, </text:span><text:span text:style-name="T35">scale</text:span><text:span text:style-name="T32">);</text:span></text:p>
      <text:p text:style-name="P5"><text:span text:style-name="T32"><text:tab/><text:tab/><text:tab/>b = </text:span><text:span text:style-name="T30">new</text:span><text:span text:style-name="T32"> Apfloat(s2, </text:span><text:span text:style-name="T35">scale</text:span><text:span text:style-name="T32">);</text:span></text:p>
      <text:p text:style-name="P5"><text:span text:style-name="T32"><text:tab/><text:tab/><text:tab/></text:span><text:span text:style-name="T30">if</text:span><text:span text:style-name="T32"> (Function1.</text:span><text:span text:style-name="T34">f</text:span><text:span text:style-name="T32">(b).signum() == Function1.</text:span><text:span text:style-name="T34">f</text:span><text:span text:style-name="T32">(a).signum()){</text:span></text:p>
      <text:p text:style-name="P5"><text:span text:style-name="T32"><text:tab/><text:tab/><text:tab/><text:tab/>System.</text:span><text:span text:style-name="T36">out</text:span><text:span text:style-name="T32">.println(</text:span><text:span text:style-name="T37">"f(a) i f(b) są tego samego znaku"</text:span><text:span text:style-name="T32">);</text:span></text:p>
      <text:p text:style-name="P6"><text:tab/><text:tab/><text:tab/>}</text:p>
      <text:p text:style-name="P5"><text:span text:style-name="T32"><text:tab/><text:tab/>} </text:span><text:span text:style-name="T30">while</text:span><text:span text:style-name="T32"> (Function1.</text:span><text:span text:style-name="T34">f</text:span><text:span text:style-name="T32">(b).signum() == Function1.</text:span><text:span text:style-name="T34">f</text:span><text:span text:style-name="T32">(a).signum());</text:span></text:p>
      <text:p text:style-name="P5"><text:span text:style-name="T32"><text:tab/><text:tab/>Bisection bisection = </text:span><text:span text:style-name="T30">new</text:span><text:span text:style-name="T32"> Bisection();</text:span></text:p>
      <text:p text:style-name="P6"><text:tab/><text:tab/>Apfloat wynikBisection = bisection.find(a, b, accuracy);</text:p>
      <text:p text:style-name="P5"><text:span text:style-name="T32"><text:tab/><text:tab/>Secant secant = </text:span><text:span text:style-name="T30">new</text:span><text:span text:style-name="T32"> Secant();</text:span></text:p>
      <text:p text:style-name="P6"><text:tab/><text:tab/>Apfloat wynikSecant = secant.find(a, b, accuracy);</text:p>
      <text:p text:style-name="P5"><text:span text:style-name="T32"><text:tab/><text:tab/>String wynikBisectionString = wynikBisection.toString(</text:span><text:span text:style-name="T30">true</text:span><text:span text:style-name="T32">).substring(</text:span></text:p>
      <text:p text:style-name="P5"><text:span text:style-name="T32"><text:tab/><text:tab/><text:tab/><text:tab/>0, 3 - (</text:span><text:span text:style-name="T30">int</text:span><text:span text:style-name="T32">) accuracy.scale());</text:span></text:p>
      <text:p text:style-name="P5"><text:span text:style-name="T32"><text:tab/><text:tab/>String wynikSecantString = wynikSecant.toString(</text:span><text:span text:style-name="T30">true</text:span><text:span text:style-name="T32">).substring(0,</text:span></text:p>
      <text:p text:style-name="P5"><text:span text:style-name="T32"><text:tab/><text:tab/><text:tab/><text:tab/>3 - (</text:span><text:span text:style-name="T30">int</text:span><text:span text:style-name="T32">) accuracy.scale());</text:span></text:p>
      <text:p text:style-name="P5"><text:span text:style-name="T32"><text:tab/><text:tab/>System.</text:span><text:span text:style-name="T36">out</text:span><text:span text:style-name="T32">.println(</text:span><text:span text:style-name="T37">"Metodą połowienia: "</text:span><text:span text:style-name="T32"> + wynikBisectionString);</text:span></text:p>
      <text:p text:style-name="P5"><text:span text:style-name="T32"><text:tab/><text:tab/>System.</text:span><text:span text:style-name="T36">out</text:span><text:span text:style-name="T32">.println(</text:span><text:span text:style-name="T37">"Metodą siecznych: "</text:span><text:span text:style-name="T32"> + wynikSecantString);</text:span></text:p>
      <text:p text:style-name="P5"><text:span text:style-name="T32"><text:tab/><text:tab/>System.</text:span><text:span text:style-name="T36">out</text:span><text:span text:style-name="T32">.println(</text:span><text:span text:style-name="T37">"zakończyć?"</text:span><text:span text:style-name="T32">);</text:span></text:p>
      <text:p text:style-name="P6"><text:tab/><text:tab/>end = input.nextLine();</text:p>
      <text:p text:style-name="P5"><text:span text:style-name="T32"><text:tab/><text:tab/></text:span><text:span text:style-name="T30">while</text:span><text:span text:style-name="T32"> (!end.equals(</text:span><text:span text:style-name="T37">"t"</text:span><text:span text:style-name="T32">)) {</text:span></text:p>
      <text:p text:style-name="P5"><text:span text:style-name="T32"><text:tab/><text:tab/><text:tab/>System.</text:span><text:span text:style-name="T36">out</text:span><text:span text:style-name="T32">.println(</text:span><text:span text:style-name="T37">"Podaj dokładność"</text:span><text:span text:style-name="T32">);</text:span></text:p>
      <text:p text:style-name="P6"><text:tab/><text:tab/><text:tab/>s0 = input.nextLine();</text:p>
      <text:p text:style-name="P5"><text:span text:style-name="T32"><text:tab/><text:tab/><text:tab/>accuracy = </text:span><text:span text:style-name="T30">new</text:span><text:span text:style-name="T32"> Apfloat(s0, Apfloat.</text:span><text:span text:style-name="T36">INFINITE</text:span><text:span text:style-name="T32">);</text:span></text:p>
      <text:p text:style-name="P5"><text:span text:style-name="T32"><text:tab/><text:tab/><text:tab/></text:span><text:span text:style-name="T30">if</text:span><text:span text:style-name="T32"> (accuracy.compareTo(Apfloat.</text:span><text:span text:style-name="T36">ONE</text:span><text:span text:style-name="T32">) &gt;= 0</text:span></text:p>
      <text:p text:style-name="P5"><text:span text:style-name="T32"><text:tab/><text:tab/><text:tab/><text:tab/><text:tab/>|| accuracy.compareTo(Apfloat.</text:span><text:span text:style-name="T36">ZERO</text:span><text:span text:style-name="T32">) &lt;= 0) {</text:span></text:p>
      <text:p text:style-name="P5"><text:span text:style-name="T32"><text:tab/><text:tab/><text:tab/><text:tab/>System.</text:span><text:span text:style-name="T36">out</text:span><text:span text:style-name="T32">.println(</text:span><text:span text:style-name="T37">"dokładność musi być z przedziału (0, 1)"</text:span><text:span text:style-name="T32">);</text:span></text:p>
      <text:p text:style-name="P5"><text:span text:style-name="T32"><text:tab/><text:tab/><text:tab/><text:tab/></text:span><text:span text:style-name="T30">continue</text:span><text:span text:style-name="T32">;</text:span></text:p>
      <text:p text:style-name="P6"><text:tab/><text:tab/><text:tab/>}</text:p>
      <text:p text:style-name="P5"><text:span text:style-name="T32"><text:tab/><text:tab/><text:tab/></text:span><text:span text:style-name="T38">// </text:span><text:span text:style-name="T39">współczynnik</text:span><text:span text:style-name="T38"> 2</text:span></text:p>
      <text:p text:style-name="P5"><text:span text:style-name="T32"><text:tab/><text:tab/><text:tab/></text:span><text:span text:style-name="T35">scale</text:span><text:span text:style-name="T32"> = (2 * -(</text:span><text:span text:style-name="T30">int</text:span><text:span text:style-name="T32">) accuracy.scale()) + 5;</text:span></text:p>
      <text:p text:style-name="P5"><text:span text:style-name="T32"><text:tab/><text:tab/><text:tab/>a = </text:span><text:span text:style-name="T30">new</text:span><text:span text:style-name="T32"> Apfloat(s1, </text:span><text:span text:style-name="T35">scale</text:span><text:span text:style-name="T32">);</text:span></text:p>
      <text:p text:style-name="P5"><text:span text:style-name="T32"><text:tab/><text:tab/><text:tab/>b = </text:span><text:span text:style-name="T30">new</text:span><text:span text:style-name="T32"> Apfloat(s2, </text:span><text:span text:style-name="T35">scale</text:span><text:span text:style-name="T32">);</text:span></text:p>
      <text:p text:style-name="P6"><text:tab/><text:tab/><text:tab/>wynikBisection = bisection.find(a, b, accuracy);</text:p>
      <text:p text:style-name="P6"><text:tab/><text:tab/><text:tab/>wynikSecant = secant.find(a, b, accuracy);</text:p>
      <text:p text:style-name="P5"/>
      <text:p text:style-name="P5"><text:span text:style-name="T32"><text:tab/><text:tab/><text:tab/>wynikBisectionString = wynikBisection.toString(</text:span><text:span text:style-name="T30">true</text:span><text:span text:style-name="T32">);</text:span></text:p>
      <text:p text:style-name="P5"><text:span text:style-name="T32"><text:tab/><text:tab/><text:tab/></text:span><text:span text:style-name="T30">if</text:span><text:span text:style-name="T32"> (3 - (</text:span><text:span text:style-name="T30">int</text:span><text:span text:style-name="T32">) accuracy.scale() &lt; wynikBisectionString.length()) {</text:span></text:p>
      <text:p text:style-name="P6"><text:tab/><text:tab/><text:tab/><text:tab/>wynikBisectionString = wynikBisectionString.substring(0,</text:p>
      <text:p text:style-name="P5"><text:span text:style-name="T32"><text:tab/><text:tab/><text:tab/><text:tab/><text:tab/><text:tab/>3 - (</text:span><text:span text:style-name="T30">int</text:span><text:span text:style-name="T32">) accuracy.scale());</text:span></text:p>
      <text:p text:style-name="P6"><text:tab/><text:tab/><text:tab/>}</text:p>
      <text:p text:style-name="P5"><text:span text:style-name="T32"><text:tab/><text:tab/><text:tab/>wynikSecantString = wynikSecant.toString(</text:span><text:span text:style-name="T30">true</text:span><text:span text:style-name="T32">);</text:span></text:p>
      <text:p text:style-name="P5"><text:soft-page-break/><text:span text:style-name="T32"><text:tab/><text:tab/><text:tab/></text:span><text:span text:style-name="T30">if</text:span><text:span text:style-name="T32"> (3 - (</text:span><text:span text:style-name="T30">int</text:span><text:span text:style-name="T32">) accuracy.scale() &lt; wynikSecantString.length()) {</text:span></text:p>
      <text:p text:style-name="P6"><text:tab/><text:tab/><text:tab/><text:tab/>wynikSecantString = wynikSecantString.substring(0,</text:p>
      <text:p text:style-name="P5"><text:span text:style-name="T32"><text:tab/><text:tab/><text:tab/><text:tab/><text:tab/><text:tab/>3 - (</text:span><text:span text:style-name="T30">int</text:span><text:span text:style-name="T32">) accuracy.scale());</text:span></text:p>
      <text:p text:style-name="P6"><text:tab/><text:tab/><text:tab/>}</text:p>
      <text:p text:style-name="P5"/>
      <text:p text:style-name="P5"><text:span text:style-name="T32"><text:tab/><text:tab/><text:tab/>System.</text:span><text:span text:style-name="T36">out</text:span><text:span text:style-name="T32">.println(</text:span><text:span text:style-name="T37">"Metodą połowienia: "</text:span><text:span text:style-name="T32"> + wynikBisectionString);</text:span></text:p>
      <text:p text:style-name="P5"><text:span text:style-name="T32"><text:tab/><text:tab/><text:tab/>System.</text:span><text:span text:style-name="T36">out</text:span><text:span text:style-name="T32">.println(</text:span><text:span text:style-name="T37">"Metodą siecznych: "</text:span><text:span text:style-name="T32"> + wynikSecantString);</text:span></text:p>
      <text:p text:style-name="P5"><text:span text:style-name="T32"><text:tab/><text:tab/><text:tab/>System.</text:span><text:span text:style-name="T36">out</text:span><text:span text:style-name="T32">.println(</text:span><text:span text:style-name="T37">"zakończyć?"</text:span><text:span text:style-name="T32">);</text:span></text:p>
      <text:p text:style-name="P6"><text:tab/><text:tab/><text:tab/>end = input.nextLine();</text:p>
      <text:p text:style-name="P6"><text:tab/><text:tab/>}</text:p>
      <text:p text:style-name="P6"><text:tab/><text:tab/>input.close();</text:p>
      <text:p text:style-name="P6"><text:tab/>}</text:p>
      <text:p text:style-name="P6">}</text:p>
      <text:p text:style-name="P1"><text:span text:style-name="T9"/></text:p>
      <text:p text:style-name="Standard"><text:span text:style-name="T7">Function1</text:span><text:span text:style-name="T6">- </text:span>klasa obliczająca poprzez metodę <text:span text:style-name="T6">f </text:span>typu <text:span text:style-name="T6">Apfloat</text:span> zwracająca wynik <text:span text:style-name="T6">result </text:span>w postaci funkcji podanej w zadaniu oraz metodę <text:span text:style-name="T6">main</text:span> służącą do sprawdzenia poprawności funkcji.</text:p>
      <text:p text:style-name="P7"><text:span text:style-name="kn"><text:span text:style-name="T11">package</text:span></text:span><text:span text:style-name="T10"> </text:span><text:span text:style-name="n"><text:span text:style-name="T10">function</text:span></text:span><text:span text:style-name="o"><text:span text:style-name="T11">;</text:span></text:span></text:p>
      <text:p text:style-name="P8"/>
      <text:p text:style-name="P7"><text:span text:style-name="kn"><text:span text:style-name="T11">import</text:span></text:span><text:span text:style-name="T10"> </text:span><text:span text:style-name="nn"><text:span text:style-name="T16">java.util.Scanner</text:span></text:span><text:span text:style-name="o"><text:span text:style-name="T11">;</text:span></text:span></text:p>
      <text:p text:style-name="P8"/>
      <text:p text:style-name="P7"><text:span text:style-name="kn"><text:span text:style-name="T11">import</text:span></text:span><text:span text:style-name="T10"> </text:span><text:span text:style-name="nn"><text:span text:style-name="T16">org.apfloat.Apfloat</text:span></text:span><text:span text:style-name="o"><text:span text:style-name="T11">;</text:span></text:span></text:p>
      <text:p text:style-name="P8"/>
      <text:p text:style-name="P7"><text:span text:style-name="kd"><text:span text:style-name="T11">public</text:span></text:span><text:span text:style-name="T10"> </text:span><text:span text:style-name="kd"><text:span text:style-name="T11">class</text:span></text:span><text:span text:style-name="T10"> </text:span><text:span text:style-name="nc"><text:span text:style-name="T18">Function1</text:span></text:span><text:span text:style-name="T10"> </text:span><text:span text:style-name="o"><text:span text:style-name="T11">{</text:span></text:span></text:p>
      <text:p text:style-name="P7"><text:span text:style-name="T10"><text:tab/></text:span><text:span text:style-name="kd"><text:span text:style-name="T11">public</text:span></text:span><text:span text:style-name="T10"> </text:span><text:span text:style-name="kd"><text:span text:style-name="T11">static</text:span></text:span><text:span text:style-name="T10"> </text:span><text:span text:style-name="kt"><text:span text:style-name="T18">void</text:span></text:span><text:span text:style-name="T10"> </text:span><text:span text:style-name="nf"><text:span text:style-name="T20">main</text:span></text:span><text:span text:style-name="o"><text:span text:style-name="T11">(</text:span></text:span><text:span text:style-name="n"><text:span text:style-name="T10">String</text:span></text:span><text:span text:style-name="o"><text:span text:style-name="T11">[]</text:span></text:span><text:span text:style-name="T10"> </text:span><text:span text:style-name="n"><text:span text:style-name="T10">args</text:span></text:span><text:span text:style-name="o"><text:span text:style-name="T11">)</text:span></text:span><text:span text:style-name="T10"> </text:span><text:span text:style-name="o"><text:span text:style-name="T11">{</text:span></text:span></text:p>
      <text:p text:style-name="P7"><text:span text:style-name="T10"><text:tab/><text:tab/></text:span><text:span text:style-name="n"><text:span text:style-name="T10">Scanner</text:span></text:span><text:span text:style-name="T10"> </text:span><text:span text:style-name="n"><text:span text:style-name="T10">input</text:span></text:span><text:span text:style-name="T10"> </text:span><text:span text:style-name="o"><text:span text:style-name="T11">=</text:span></text:span><text:span text:style-name="T10"> </text:span><text:span text:style-name="k"><text:span text:style-name="T11">new</text:span></text:span><text:span text:style-name="T10"> </text:span><text:span text:style-name="n"><text:span text:style-name="T10">Scanner</text:span></text:span><text:span text:style-name="o"><text:span text:style-name="T11">(</text:span></text:span><text:span text:style-name="n"><text:span text:style-name="T10">System</text:span></text:span><text:span text:style-name="o"><text:span text:style-name="T11">.</text:span></text:span><text:span text:style-name="na"><text:span text:style-name="T22">in</text:span></text:span><text:span text:style-name="o"><text:span text:style-name="T11">);</text:span></text:span></text:p>
      <text:p text:style-name="P8"/>
      <text:p text:style-name="P7"><text:span text:style-name="T10"><text:tab/><text:tab/><text:tab/></text:span><text:span text:style-name="n"><text:span text:style-name="T10">String</text:span></text:span><text:span text:style-name="T10"> </text:span><text:span text:style-name="n"><text:span text:style-name="T10">napis</text:span></text:span><text:span text:style-name="T10"> </text:span><text:span text:style-name="o"><text:span text:style-name="T11">=</text:span></text:span><text:span text:style-name="T10"> </text:span><text:span text:style-name="n"><text:span text:style-name="T10">input</text:span></text:span><text:span text:style-name="o"><text:span text:style-name="T11">.</text:span></text:span><text:span text:style-name="na"><text:span text:style-name="T22">nextLine</text:span></text:span><text:span text:style-name="o"><text:span text:style-name="T11">();</text:span></text:span></text:p>
      <text:p text:style-name="P7"><text:span text:style-name="T10"><text:tab/><text:tab/><text:tab/></text:span><text:span text:style-name="n"><text:span text:style-name="T10">Apfloat</text:span></text:span><text:span text:style-name="T10"> </text:span><text:span text:style-name="n"><text:span text:style-name="T10">liczba</text:span></text:span><text:span text:style-name="T10"> </text:span><text:span text:style-name="o"><text:span text:style-name="T11">=</text:span></text:span><text:span text:style-name="T10"> </text:span><text:span text:style-name="k"><text:span text:style-name="T11">new</text:span></text:span><text:span text:style-name="T10"> </text:span><text:span text:style-name="n"><text:span text:style-name="T10">Apfloat</text:span></text:span><text:span text:style-name="o"><text:span text:style-name="T11">(</text:span></text:span><text:span text:style-name="n"><text:span text:style-name="T10">napis</text:span></text:span><text:span text:style-name="o"><text:span text:style-name="T11">,</text:span></text:span><text:span text:style-name="T10"> </text:span><text:span text:style-name="n"><text:span text:style-name="T10">Apfloat</text:span></text:span><text:span text:style-name="o"><text:span text:style-name="T11">.</text:span></text:span><text:span text:style-name="na"><text:span text:style-name="T22">INFINITE</text:span></text:span><text:span text:style-name="o"><text:span text:style-name="T11">);</text:span></text:span></text:p>
      <text:p text:style-name="P7"><text:span text:style-name="T10"><text:tab/><text:tab/><text:tab/></text:span><text:span text:style-name="n"><text:span text:style-name="T10">Apfloat</text:span></text:span><text:span text:style-name="T10"> </text:span><text:span text:style-name="n"><text:span text:style-name="T10">wynik</text:span></text:span><text:span text:style-name="T10"> </text:span><text:span text:style-name="o"><text:span text:style-name="T11">=</text:span></text:span><text:span text:style-name="T10"> </text:span><text:span text:style-name="n"><text:span text:style-name="T10">f</text:span></text:span><text:span text:style-name="o"><text:span text:style-name="T11">(</text:span></text:span><text:span text:style-name="n"><text:span text:style-name="T10">liczba</text:span></text:span><text:span text:style-name="o"><text:span text:style-name="T11">);</text:span></text:span></text:p>
      <text:p text:style-name="P7"><text:span text:style-name="T10"><text:tab/><text:tab/><text:tab/></text:span><text:span text:style-name="n"><text:span text:style-name="T10">System</text:span></text:span><text:span text:style-name="o"><text:span text:style-name="T11">.</text:span></text:span><text:span text:style-name="na"><text:span text:style-name="T22">out</text:span></text:span><text:span text:style-name="o"><text:span text:style-name="T11">.</text:span></text:span><text:span text:style-name="na"><text:span text:style-name="T22">println</text:span></text:span><text:span text:style-name="o"><text:span text:style-name="T11">(</text:span></text:span><text:span text:style-name="n"><text:span text:style-name="T10">wynik</text:span></text:span><text:span text:style-name="o"><text:span text:style-name="T11">.</text:span></text:span><text:span text:style-name="na"><text:span text:style-name="T22">toString</text:span></text:span><text:span text:style-name="o"><text:span text:style-name="T11">(</text:span></text:span><text:span text:style-name="kc"><text:span text:style-name="T11">true</text:span></text:span><text:span text:style-name="o"><text:span text:style-name="T11">));</text:span></text:span></text:p>
      <text:p text:style-name="P8"/>
      <text:p text:style-name="P7"><text:span text:style-name="T10"><text:tab/><text:tab/></text:span><text:span text:style-name="n"><text:span text:style-name="T10">input</text:span></text:span><text:span text:style-name="o"><text:span text:style-name="T11">.</text:span></text:span><text:span text:style-name="na"><text:span text:style-name="T22">close</text:span></text:span><text:span text:style-name="o"><text:span text:style-name="T11">();</text:span></text:span></text:p>
      <text:p text:style-name="P7"><text:span text:style-name="T10"><text:tab/></text:span><text:span text:style-name="o"><text:span text:style-name="T11">}</text:span></text:span></text:p>
      <text:p text:style-name="P8"/>
      <text:p text:style-name="P7"><text:span text:style-name="T10"><text:tab/></text:span><text:span text:style-name="kd"><text:span text:style-name="T11">public</text:span></text:span><text:span text:style-name="T10"> </text:span><text:span text:style-name="kd"><text:span text:style-name="T11">static</text:span></text:span><text:span text:style-name="T10"> </text:span><text:span text:style-name="n"><text:span text:style-name="T10">Apfloat</text:span></text:span><text:span text:style-name="T10"> </text:span><text:span text:style-name="nf"><text:span text:style-name="T20">f</text:span></text:span><text:span text:style-name="o"><text:span text:style-name="T11">(</text:span></text:span><text:span text:style-name="n"><text:span text:style-name="T10">Apfloat</text:span></text:span><text:span text:style-name="T10"> </text:span><text:span text:style-name="n"><text:span text:style-name="T10">x</text:span></text:span><text:span text:style-name="o"><text:span text:style-name="T11">)</text:span></text:span><text:span text:style-name="T10"> </text:span><text:span text:style-name="o"><text:span text:style-name="T11">{</text:span></text:span></text:p>
      <text:p text:style-name="P7"><text:span text:style-name="T10"><text:tab/><text:tab/></text:span><text:span text:style-name="n"><text:span text:style-name="T10">Apfloat</text:span></text:span><text:span text:style-name="T10"> </text:span><text:span text:style-name="n"><text:span text:style-name="T10">result</text:span></text:span><text:span text:style-name="T10"> </text:span><text:span text:style-name="o"><text:span text:style-name="T11">=</text:span></text:span><text:span text:style-name="T10"> </text:span><text:span text:style-name="k"><text:span text:style-name="T11">new</text:span></text:span><text:span text:style-name="T10"> </text:span><text:span text:style-name="n"><text:span text:style-name="T10">Apfloat</text:span></text:span><text:span text:style-name="o"><text:span text:style-name="T11">(</text:span></text:span><text:span text:style-name="mi"><text:span text:style-name="T26">3</text:span></text:span><text:span text:style-name="o"><text:span text:style-name="T11">,</text:span></text:span><text:span text:style-name="T10"> </text:span><text:span text:style-name="n"><text:span text:style-name="T10">Apfloat</text:span></text:span><text:span text:style-name="o"><text:span text:style-name="T11">.</text:span></text:span><text:span text:style-name="na"><text:span text:style-name="T22">INFINITE</text:span></text:span><text:span text:style-name="o"><text:span text:style-name="T11">);</text:span></text:span></text:p>
      <text:p text:style-name="P7"><text:span text:style-name="T10"><text:tab/><text:tab/></text:span><text:span text:style-name="n"><text:span text:style-name="T10">result</text:span></text:span><text:span text:style-name="T10"> </text:span><text:span text:style-name="o"><text:span text:style-name="T11">=</text:span></text:span><text:span text:style-name="T10"> </text:span><text:span text:style-name="n"><text:span text:style-name="T10">result</text:span></text:span><text:span text:style-name="o"><text:span text:style-name="T11">.</text:span></text:span><text:span text:style-name="na"><text:span text:style-name="T22">subtract</text:span></text:span><text:span text:style-name="o"><text:span text:style-name="T11">(</text:span></text:span><text:span text:style-name="n"><text:span text:style-name="T10">x</text:span></text:span><text:span text:style-name="o"><text:span text:style-name="T11">);</text:span></text:span></text:p>
      <text:p text:style-name="P7"><text:span text:style-name="T10"><text:tab/><text:tab/></text:span><text:span text:style-name="n"><text:span text:style-name="T10">result</text:span></text:span><text:span text:style-name="T10"> </text:span><text:span text:style-name="o"><text:span text:style-name="T11">=</text:span></text:span><text:span text:style-name="T10"> </text:span><text:span text:style-name="n"><text:span text:style-name="T10">result</text:span></text:span><text:span text:style-name="o"><text:span text:style-name="T11">.</text:span></text:span><text:span text:style-name="na"><text:span text:style-name="T22">add</text:span></text:span><text:span text:style-name="o"><text:span text:style-name="T11">(</text:span></text:span><text:span text:style-name="n"><text:span text:style-name="T10">org</text:span></text:span><text:span text:style-name="o"><text:span text:style-name="T11">.</text:span></text:span><text:span text:style-name="na"><text:span text:style-name="T22">apfloat</text:span></text:span><text:span text:style-name="o"><text:span text:style-name="T11">.</text:span></text:span><text:span text:style-name="na"><text:span text:style-name="T22">ApfloatMath</text:span></text:span><text:span text:style-name="o"><text:span text:style-name="T11">.</text:span></text:span><text:span text:style-name="na"><text:span text:style-name="T22">log</text:span></text:span><text:span text:style-name="o"><text:span text:style-name="T11">(</text:span></text:span><text:span text:style-name="n"><text:span text:style-name="T10">x</text:span></text:span><text:span text:style-name="o"><text:span text:style-name="T11">));</text:span></text:span></text:p>
      <text:p text:style-name="P7"><text:span text:style-name="T10"><text:tab/><text:tab/></text:span><text:span text:style-name="k"><text:span text:style-name="T11">return</text:span></text:span><text:span text:style-name="T10"> </text:span><text:span text:style-name="n"><text:span text:style-name="T10">result</text:span></text:span><text:span text:style-name="o"><text:span text:style-name="T11">;</text:span></text:span></text:p>
      <text:p text:style-name="P7"><text:span text:style-name="T10"><text:tab/></text:span><text:span text:style-name="o"><text:span text:style-name="T11">}</text:span></text:span></text:p>
      <text:p text:style-name="P7"><text:span text:style-name="o"><text:span text:style-name="T11">}</text:span></text:span></text:p>
      <text:p text:style-name="Standard"/>
      <text:p text:style-name="Standard"><text:span text:style-name="T7">Secant</text:span> – klasa zawierająca metodę <text:span text:style-name="T6">find</text:span> typu <text:span text:style-name="T6">Apfloat </text:span>obliczającą wynik działania przy pomocy metody siecznych.</text:p>
      <text:p text:style-name="P7"><text:span text:style-name="kn"><text:span text:style-name="T11">package</text:span></text:span><text:span text:style-name="T10"> </text:span><text:span text:style-name="n"><text:span text:style-name="T10">secant</text:span></text:span><text:span text:style-name="o"><text:span text:style-name="T11">;</text:span></text:span></text:p>
      <text:p text:style-name="P8"/>
      <text:p text:style-name="P7"><text:span text:style-name="kn"><text:span text:style-name="T11">import</text:span></text:span><text:span text:style-name="T10"> </text:span><text:span text:style-name="nn"><text:span text:style-name="T16">org.apfloat.Apfloat</text:span></text:span><text:span text:style-name="o"><text:span text:style-name="T11">;</text:span></text:span></text:p>
      <text:p text:style-name="P8"/>
      <text:p text:style-name="P7"><text:span text:style-name="kn"><text:span text:style-name="T11">import</text:span></text:span><text:span text:style-name="T10"> </text:span><text:span text:style-name="nn"><text:span text:style-name="T16">function.Function1</text:span></text:span><text:span text:style-name="o"><text:span text:style-name="T11">;</text:span></text:span></text:p>
      <text:p text:style-name="P8"/>
      <text:p text:style-name="P7"><text:soft-page-break/><text:span text:style-name="kd"><text:span text:style-name="T11">public</text:span></text:span><text:span text:style-name="T10"> </text:span><text:span text:style-name="kd"><text:span text:style-name="T11">class</text:span></text:span><text:span text:style-name="T10"> </text:span><text:span text:style-name="nc"><text:span text:style-name="T18">Secant</text:span></text:span><text:span text:style-name="T10"> </text:span><text:span text:style-name="o"><text:span text:style-name="T11">{</text:span></text:span></text:p>
      <text:p text:style-name="P8"/>
      <text:p text:style-name="P7"><text:span text:style-name="T10"><text:tab/></text:span><text:span text:style-name="kd"><text:span text:style-name="T11">public</text:span></text:span><text:span text:style-name="T10"> </text:span><text:span text:style-name="n"><text:span text:style-name="T10">Apfloat</text:span></text:span><text:span text:style-name="T10"> </text:span><text:span text:style-name="nf"><text:span text:style-name="T20">find</text:span></text:span><text:span text:style-name="o"><text:span text:style-name="T11">(</text:span></text:span><text:span text:style-name="n"><text:span text:style-name="T10">Apfloat</text:span></text:span><text:span text:style-name="T10"> </text:span><text:span text:style-name="n"><text:span text:style-name="T10">x0</text:span></text:span><text:span text:style-name="o"><text:span text:style-name="T11">,</text:span></text:span><text:span text:style-name="T10"> </text:span><text:span text:style-name="n"><text:span text:style-name="T10">Apfloat</text:span></text:span><text:span text:style-name="T10"> </text:span><text:span text:style-name="n"><text:span text:style-name="T10">x1</text:span></text:span><text:span text:style-name="o"><text:span text:style-name="T11">,</text:span></text:span><text:span text:style-name="T10"> </text:span><text:span text:style-name="n"><text:span text:style-name="T10">Apfloat</text:span></text:span><text:span text:style-name="T10"> </text:span><text:span text:style-name="n"><text:span text:style-name="T10">accuracy</text:span></text:span><text:span text:style-name="o"><text:span text:style-name="T11">)</text:span></text:span><text:span text:style-name="T10"> </text:span><text:span text:style-name="o"><text:span text:style-name="T11">{</text:span></text:span></text:p>
      <text:p text:style-name="P7"><text:span text:style-name="T10"><text:tab/><text:tab/></text:span><text:span text:style-name="n"><text:span text:style-name="T10">accuracy</text:span></text:span><text:span text:style-name="T10"> </text:span><text:span text:style-name="o"><text:span text:style-name="T11">=</text:span></text:span><text:span text:style-name="T10"> </text:span><text:span text:style-name="n"><text:span text:style-name="T10">accuracy</text:span></text:span><text:span text:style-name="o"><text:span text:style-name="T11">.</text:span></text:span><text:span text:style-name="na"><text:span text:style-name="T22">divide</text:span></text:span><text:span text:style-name="o"><text:span text:style-name="T11">(</text:span></text:span><text:span text:style-name="k"><text:span text:style-name="T11">new</text:span></text:span><text:span text:style-name="T10"> </text:span><text:span text:style-name="n"><text:span text:style-name="T10">Apfloat</text:span></text:span><text:span text:style-name="o"><text:span text:style-name="T11">(</text:span></text:span><text:span text:style-name="mi"><text:span text:style-name="T26">100</text:span></text:span><text:span text:style-name="o"><text:span text:style-name="T11">));</text:span></text:span></text:p>
      <text:p text:style-name="P7"><text:span text:style-name="T10"><text:tab/><text:tab/></text:span><text:span text:style-name="n"><text:span text:style-name="T10">Apfloat</text:span></text:span><text:span text:style-name="T10"> </text:span><text:span text:style-name="n"><text:span text:style-name="T10">x2</text:span></text:span><text:span text:style-name="T10"> </text:span><text:span text:style-name="o"><text:span text:style-name="T11">=</text:span></text:span><text:span text:style-name="T10"> </text:span><text:span text:style-name="k"><text:span text:style-name="T11">new</text:span></text:span><text:span text:style-name="T10"> </text:span><text:span text:style-name="n"><text:span text:style-name="T10">Apfloat</text:span></text:span><text:span text:style-name="o"><text:span text:style-name="T11">(</text:span></text:span><text:span text:style-name="s"><text:span text:style-name="T24">"0"</text:span></text:span><text:span text:style-name="o"><text:span text:style-name="T11">);</text:span></text:span></text:p>
      <text:p text:style-name="P7"><text:span text:style-name="T10"><text:tab/><text:tab/></text:span><text:span text:style-name="k"><text:span text:style-name="T11">while</text:span></text:span><text:span text:style-name="T10"> </text:span><text:span text:style-name="o"><text:span text:style-name="T11">(</text:span></text:span><text:span text:style-name="n"><text:span text:style-name="T10">x1</text:span></text:span><text:span text:style-name="o"><text:span text:style-name="T11">.</text:span></text:span><text:span text:style-name="na"><text:span text:style-name="T22">subtract</text:span></text:span><text:span text:style-name="o"><text:span text:style-name="T11">(</text:span></text:span><text:span text:style-name="n"><text:span text:style-name="T10">x0</text:span></text:span><text:span text:style-name="o"><text:span text:style-name="T11">).</text:span></text:span><text:span text:style-name="na"><text:span text:style-name="T22">compareTo</text:span></text:span><text:span text:style-name="o"><text:span text:style-name="T11">(</text:span></text:span><text:span text:style-name="n"><text:span text:style-name="T10">accuracy</text:span></text:span><text:span text:style-name="o"><text:span text:style-name="T11">)</text:span></text:span><text:span text:style-name="T10"> </text:span><text:span text:style-name="o"><text:span text:style-name="T11">&gt;=</text:span></text:span><text:span text:style-name="T10"> </text:span><text:span text:style-name="mi"><text:span text:style-name="T26">0</text:span></text:span><text:span text:style-name="T10"> </text:span><text:span text:style-name="o"><text:span text:style-name="T11">||</text:span></text:span><text:span text:style-name="T10"> </text:span><text:span text:style-name="n"><text:span text:style-name="T10">x0</text:span></text:span><text:span text:style-name="o"><text:span text:style-name="T11">.</text:span></text:span><text:span text:style-name="na"><text:span text:style-name="T22">subtract</text:span></text:span><text:span text:style-name="o"><text:span text:style-name="T11">(</text:span></text:span><text:span text:style-name="n"><text:span text:style-name="T10">x1</text:span></text:span><text:span text:style-name="o"><text:span text:style-name="T11">).</text:span></text:span><text:span text:style-name="na"><text:span text:style-name="T22">compareTo</text:span></text:span><text:span text:style-name="o"><text:span text:style-name="T11">(</text:span></text:span><text:span text:style-name="n"><text:span text:style-name="T10">accuracy</text:span></text:span><text:span text:style-name="o"><text:span text:style-name="T11">)</text:span></text:span><text:span text:style-name="T10"> </text:span><text:span text:style-name="o"><text:span text:style-name="T11">&gt;=</text:span></text:span><text:span text:style-name="T10"> </text:span><text:span text:style-name="mi"><text:span text:style-name="T26">0</text:span></text:span><text:span text:style-name="o"><text:span text:style-name="T11">)</text:span></text:span><text:span text:style-name="T10"> </text:span><text:span text:style-name="o"><text:span text:style-name="T11">{</text:span></text:span></text:p>
      <text:p text:style-name="P7"><text:span text:style-name="T10"><text:tab/><text:tab/><text:tab/></text:span><text:span text:style-name="n"><text:span text:style-name="T10">x2</text:span></text:span><text:span text:style-name="T10"> </text:span><text:span text:style-name="o"><text:span text:style-name="T11">=</text:span></text:span><text:span text:style-name="T10"> </text:span><text:span text:style-name="n"><text:span text:style-name="T10">x1</text:span></text:span><text:span text:style-name="o"><text:span text:style-name="T11">.</text:span></text:span><text:span text:style-name="na"><text:span text:style-name="T22">subtract</text:span></text:span><text:span text:style-name="o"><text:span text:style-name="T11">(</text:span></text:span><text:span text:style-name="n"><text:span text:style-name="T10">Function1</text:span></text:span><text:span text:style-name="o"><text:span text:style-name="T11">.</text:span></text:span><text:span text:style-name="na"><text:span text:style-name="T22">f</text:span></text:span><text:span text:style-name="o"><text:span text:style-name="T11">(</text:span></text:span><text:span text:style-name="n"><text:span text:style-name="T10">x1</text:span></text:span><text:span text:style-name="o"><text:span text:style-name="T11">).</text:span></text:span><text:span text:style-name="na"><text:span text:style-name="T22">multiply</text:span></text:span><text:span text:style-name="o"><text:span text:style-name="T11">(</text:span></text:span></text:p>
      <text:p text:style-name="P7"><text:span text:style-name="T10"><text:tab/><text:tab/><text:tab/><text:tab/><text:tab/></text:span><text:span text:style-name="n"><text:span text:style-name="T10">x1</text:span></text:span><text:span text:style-name="o"><text:span text:style-name="T11">.</text:span></text:span><text:span text:style-name="na"><text:span text:style-name="T22">subtract</text:span></text:span><text:span text:style-name="o"><text:span text:style-name="T11">(</text:span></text:span><text:span text:style-name="n"><text:span text:style-name="T10">x0</text:span></text:span><text:span text:style-name="o"><text:span text:style-name="T11">).</text:span></text:span><text:span text:style-name="na"><text:span text:style-name="T22">divide</text:span></text:span><text:span text:style-name="o"><text:span text:style-name="T11">(</text:span></text:span></text:p>
      <text:p text:style-name="P7"><text:span text:style-name="T10"><text:tab/><text:tab/><text:tab/><text:tab/><text:tab/><text:tab/><text:tab/></text:span><text:span text:style-name="n"><text:span text:style-name="T10">Function1</text:span></text:span><text:span text:style-name="o"><text:span text:style-name="T11">.</text:span></text:span><text:span text:style-name="na"><text:span text:style-name="T22">f</text:span></text:span><text:span text:style-name="o"><text:span text:style-name="T11">(</text:span></text:span><text:span text:style-name="n"><text:span text:style-name="T10">x1</text:span></text:span><text:span text:style-name="o"><text:span text:style-name="T11">).</text:span></text:span><text:span text:style-name="na"><text:span text:style-name="T22">subtract</text:span></text:span><text:span text:style-name="o"><text:span text:style-name="T11">(</text:span></text:span><text:span text:style-name="n"><text:span text:style-name="T10">Function1</text:span></text:span><text:span text:style-name="o"><text:span text:style-name="T11">.</text:span></text:span><text:span text:style-name="na"><text:span text:style-name="T22">f</text:span></text:span><text:span text:style-name="o"><text:span text:style-name="T11">(</text:span></text:span><text:span text:style-name="n"><text:span text:style-name="T10">x0</text:span></text:span><text:span text:style-name="o"><text:span text:style-name="T11">)))));</text:span></text:span></text:p>
      <text:p text:style-name="P7"><text:span text:style-name="T10"><text:tab/><text:tab/><text:tab/></text:span><text:span text:style-name="n"><text:span text:style-name="T10">x0</text:span></text:span><text:span text:style-name="T10"> </text:span><text:span text:style-name="o"><text:span text:style-name="T11">=</text:span></text:span><text:span text:style-name="T10"> </text:span><text:span text:style-name="n"><text:span text:style-name="T10">x1</text:span></text:span><text:span text:style-name="o"><text:span text:style-name="T11">;</text:span></text:span></text:p>
      <text:p text:style-name="P7"><text:span text:style-name="T10"><text:tab/><text:tab/><text:tab/></text:span><text:span text:style-name="n"><text:span text:style-name="T10">x1</text:span></text:span><text:span text:style-name="T10"> </text:span><text:span text:style-name="o"><text:span text:style-name="T11">=</text:span></text:span><text:span text:style-name="T10"> </text:span><text:span text:style-name="n"><text:span text:style-name="T10">x2</text:span></text:span><text:span text:style-name="o"><text:span text:style-name="T11">;</text:span></text:span></text:p>
      <text:p text:style-name="P7"><text:span text:style-name="T10"><text:tab/><text:tab/></text:span><text:span text:style-name="o"><text:span text:style-name="T11">}</text:span></text:span></text:p>
      <text:p text:style-name="P8"/>
      <text:p text:style-name="P7"><text:span text:style-name="T10"><text:tab/><text:tab/></text:span><text:span text:style-name="k"><text:span text:style-name="T11">return</text:span></text:span><text:span text:style-name="T10"> </text:span><text:span text:style-name="n"><text:span text:style-name="T10">x2</text:span></text:span><text:span text:style-name="o"><text:span text:style-name="T11">;</text:span></text:span></text:p>
      <text:p text:style-name="P7"><text:span text:style-name="T10"><text:tab/></text:span><text:span text:style-name="o"><text:span text:style-name="T11">}</text:span></text:span></text:p>
      <text:p text:style-name="P8"/>
      <text:p text:style-name="P7"><text:span text:style-name="o"><text:span text:style-name="T11">}</text:span></text:span></text:p>
      <text:p text:style-name="Standard"/>
      <text:p text:style-name="Standard"><text:span text:style-name="T7">Bisection – </text:span>klasa zawierająca metodę <text:span text:style-name="T6">find </text:span>typu <text:span text:style-name="T6">Apfloat </text:span>obliczającą wynik działania przy pomocy metody połowienia.</text:p>
      <text:p text:style-name="P7"><text:span text:style-name="kn"><text:span text:style-name="T11">package</text:span></text:span><text:span text:style-name="T10"> </text:span><text:span text:style-name="n"><text:span text:style-name="T10">bisection</text:span></text:span><text:span text:style-name="o"><text:span text:style-name="T11">;</text:span></text:span></text:p>
      <text:p text:style-name="P8"/>
      <text:p text:style-name="P7"><text:span text:style-name="kn"><text:span text:style-name="T11">import</text:span></text:span><text:span text:style-name="T10"> </text:span><text:span text:style-name="nn"><text:span text:style-name="T16">org.apfloat.Apfloat</text:span></text:span><text:span text:style-name="o"><text:span text:style-name="T11">;</text:span></text:span></text:p>
      <text:p text:style-name="P8"/>
      <text:p text:style-name="P7"><text:span text:style-name="kn"><text:span text:style-name="T11">import</text:span></text:span><text:span text:style-name="T10"> </text:span><text:span text:style-name="nn"><text:span text:style-name="T16">function.Function1</text:span></text:span><text:span text:style-name="o"><text:span text:style-name="T11">;</text:span></text:span></text:p>
      <text:p text:style-name="P8"/>
      <text:p text:style-name="P7"><text:span text:style-name="kd"><text:span text:style-name="T11">public</text:span></text:span><text:span text:style-name="T10"> </text:span><text:span text:style-name="kd"><text:span text:style-name="T11">class</text:span></text:span><text:span text:style-name="T10"> </text:span><text:span text:style-name="nc"><text:span text:style-name="T18">Bisection</text:span></text:span><text:span text:style-name="T10"> </text:span><text:span text:style-name="o"><text:span text:style-name="T11">{</text:span></text:span></text:p>
      <text:p text:style-name="P8"/>
      <text:p text:style-name="P7"><text:span text:style-name="T10"><text:tab/></text:span><text:span text:style-name="kd"><text:span text:style-name="T11">public</text:span></text:span><text:span text:style-name="T10"> </text:span><text:span text:style-name="n"><text:span text:style-name="T10">Apfloat</text:span></text:span><text:span text:style-name="T10"> </text:span><text:span text:style-name="nf"><text:span text:style-name="T20">find</text:span></text:span><text:span text:style-name="o"><text:span text:style-name="T11">(</text:span></text:span><text:span text:style-name="n"><text:span text:style-name="T10">Apfloat</text:span></text:span><text:span text:style-name="T10"> </text:span><text:span text:style-name="n"><text:span text:style-name="T10">a</text:span></text:span><text:span text:style-name="o"><text:span text:style-name="T11">,</text:span></text:span><text:span text:style-name="T10"> </text:span><text:span text:style-name="n"><text:span text:style-name="T10">Apfloat</text:span></text:span><text:span text:style-name="T10"> </text:span><text:span text:style-name="n"><text:span text:style-name="T10">b</text:span></text:span><text:span text:style-name="o"><text:span text:style-name="T11">,</text:span></text:span><text:span text:style-name="T10"> </text:span><text:span text:style-name="n"><text:span text:style-name="T10">Apfloat</text:span></text:span><text:span text:style-name="T10"> </text:span><text:span text:style-name="n"><text:span text:style-name="T10">accuracy</text:span></text:span><text:span text:style-name="o"><text:span text:style-name="T11">)</text:span></text:span><text:span text:style-name="T10"> </text:span><text:span text:style-name="o"><text:span text:style-name="T11">{</text:span></text:span></text:p>
      <text:p text:style-name="P7"><text:span text:style-name="T10"><text:tab/><text:tab/></text:span><text:span text:style-name="n"><text:span text:style-name="T10">accuracy</text:span></text:span><text:span text:style-name="T10"> </text:span><text:span text:style-name="o"><text:span text:style-name="T11">=</text:span></text:span><text:span text:style-name="T10"> </text:span><text:span text:style-name="n"><text:span text:style-name="T10">accuracy</text:span></text:span><text:span text:style-name="o"><text:span text:style-name="T11">.</text:span></text:span><text:span text:style-name="na"><text:span text:style-name="T22">divide</text:span></text:span><text:span text:style-name="o"><text:span text:style-name="T11">(</text:span></text:span><text:span text:style-name="k"><text:span text:style-name="T11">new</text:span></text:span><text:span text:style-name="T10"> </text:span><text:span text:style-name="n"><text:span text:style-name="T10">Apfloat</text:span></text:span><text:span text:style-name="o"><text:span text:style-name="T11">(</text:span></text:span><text:span text:style-name="mi"><text:span text:style-name="T26">100</text:span></text:span><text:span text:style-name="o"><text:span text:style-name="T11">));</text:span></text:span></text:p>
      <text:p text:style-name="P7"><text:span text:style-name="T10"><text:tab/><text:tab/></text:span><text:span text:style-name="n"><text:span text:style-name="T10">Apfloat</text:span></text:span><text:span text:style-name="T10"> </text:span><text:span text:style-name="n"><text:span text:style-name="T10">l2</text:span></text:span><text:span text:style-name="T10"> </text:span><text:span text:style-name="o"><text:span text:style-name="T11">=</text:span></text:span><text:span text:style-name="T10"> </text:span><text:span text:style-name="k"><text:span text:style-name="T11">new</text:span></text:span><text:span text:style-name="T10"> </text:span><text:span text:style-name="n"><text:span text:style-name="T10">Apfloat</text:span></text:span><text:span text:style-name="o"><text:span text:style-name="T11">(</text:span></text:span><text:span text:style-name="mi"><text:span text:style-name="T26">2</text:span></text:span><text:span text:style-name="o"><text:span text:style-name="T11">,</text:span></text:span><text:span text:style-name="T10"> </text:span><text:span text:style-name="n"><text:span text:style-name="T10">Apfloat</text:span></text:span><text:span text:style-name="o"><text:span text:style-name="T11">.</text:span></text:span><text:span text:style-name="na"><text:span text:style-name="T22">INFINITE</text:span></text:span><text:span text:style-name="o"><text:span text:style-name="T11">);</text:span></text:span></text:p>
      <text:p text:style-name="P7"><text:span text:style-name="T10"><text:tab/><text:tab/></text:span><text:span text:style-name="n"><text:span text:style-name="T10">Apfloat</text:span></text:span><text:span text:style-name="T10"> </text:span><text:span text:style-name="n"><text:span text:style-name="T10">c</text:span></text:span><text:span text:style-name="T10"> </text:span><text:span text:style-name="o"><text:span text:style-name="T11">=</text:span></text:span><text:span text:style-name="T10"> </text:span><text:span text:style-name="k"><text:span text:style-name="T11">new</text:span></text:span><text:span text:style-name="T10"> </text:span><text:span text:style-name="n"><text:span text:style-name="T10">Apfloat</text:span></text:span><text:span text:style-name="o"><text:span text:style-name="T11">(</text:span></text:span><text:span text:style-name="n"><text:span text:style-name="T10">Apfloat</text:span></text:span><text:span text:style-name="o"><text:span text:style-name="T11">.</text:span></text:span><text:span text:style-name="na"><text:span text:style-name="T22">INFINITE</text:span></text:span><text:span text:style-name="o"><text:span text:style-name="T11">);</text:span></text:span></text:p>
      <text:p text:style-name="P7"><text:span text:style-name="T10"><text:tab/><text:tab/></text:span><text:span text:style-name="k"><text:span text:style-name="T11">while</text:span></text:span><text:span text:style-name="o"><text:span text:style-name="T11">(</text:span></text:span><text:span text:style-name="n"><text:span text:style-name="T10">b</text:span></text:span><text:span text:style-name="o"><text:span text:style-name="T11">.</text:span></text:span><text:span text:style-name="na"><text:span text:style-name="T22">subtract</text:span></text:span><text:span text:style-name="o"><text:span text:style-name="T11">(</text:span></text:span><text:span text:style-name="n"><text:span text:style-name="T10">a</text:span></text:span><text:span text:style-name="o"><text:span text:style-name="T11">).</text:span></text:span><text:span text:style-name="na"><text:span text:style-name="T22">compareTo</text:span></text:span><text:span text:style-name="o"><text:span text:style-name="T11">(</text:span></text:span><text:span text:style-name="n"><text:span text:style-name="T10">accuracy</text:span></text:span><text:span text:style-name="o"><text:span text:style-name="T11">)</text:span></text:span><text:span text:style-name="T10"> </text:span><text:span text:style-name="o"><text:span text:style-name="T11">&gt;=</text:span></text:span><text:span text:style-name="T10"> </text:span><text:span text:style-name="mi"><text:span text:style-name="T26">0</text:span></text:span><text:span text:style-name="o"><text:span text:style-name="T11">)</text:span></text:span><text:span text:style-name="T10"> </text:span><text:span text:style-name="o"><text:span text:style-name="T11">{</text:span></text:span></text:p>
      <text:p text:style-name="P7"><text:span text:style-name="T10"><text:tab/><text:tab/><text:tab/></text:span><text:span text:style-name="n"><text:span text:style-name="T10">c</text:span></text:span><text:span text:style-name="T10"> </text:span><text:span text:style-name="o"><text:span text:style-name="T11">=</text:span></text:span><text:span text:style-name="T10"> </text:span><text:span text:style-name="n"><text:span text:style-name="T10">a</text:span></text:span><text:span text:style-name="o"><text:span text:style-name="T11">.</text:span></text:span><text:span text:style-name="na"><text:span text:style-name="T22">add</text:span></text:span><text:span text:style-name="o"><text:span text:style-name="T11">(</text:span></text:span><text:span text:style-name="n"><text:span text:style-name="T10">b</text:span></text:span><text:span text:style-name="o"><text:span text:style-name="T11">).</text:span></text:span><text:span text:style-name="na"><text:span text:style-name="T22">divide</text:span></text:span><text:span text:style-name="o"><text:span text:style-name="T11">(</text:span></text:span><text:span text:style-name="n"><text:span text:style-name="T10">l2</text:span></text:span><text:span text:style-name="o"><text:span text:style-name="T11">);</text:span></text:span></text:p>
      <text:p text:style-name="P7"><text:span text:style-name="T10"><text:tab/><text:tab/><text:tab/></text:span><text:span text:style-name="c1"><text:span text:style-name="T28">//nie uwzględniamy zera!</text:span></text:span></text:p>
      <text:p text:style-name="P7"><text:span text:style-name="T10"><text:tab/><text:tab/><text:tab/></text:span><text:span text:style-name="c1"><text:span text:style-name="T28">//System.out.print(Function1.f(a));</text:span></text:span></text:p>
      <text:p text:style-name="P7"><text:span text:style-name="T10"><text:tab/><text:tab/><text:tab/> </text:span><text:span text:style-name="c1"><text:span text:style-name="T28">//System.out.println(Function1.f(c));</text:span></text:span></text:p>
      <text:p text:style-name="P7"><text:span text:style-name="T10"><text:tab/><text:tab/><text:tab/></text:span><text:span text:style-name="k"><text:span text:style-name="T11">if</text:span></text:span><text:span text:style-name="o"><text:span text:style-name="T11">(</text:span></text:span><text:span text:style-name="n"><text:span text:style-name="T10">Function1</text:span></text:span><text:span text:style-name="o"><text:span text:style-name="T11">.</text:span></text:span><text:span text:style-name="na"><text:span text:style-name="T22">f</text:span></text:span><text:span text:style-name="o"><text:span text:style-name="T11">(</text:span></text:span><text:span text:style-name="n"><text:span text:style-name="T10">a</text:span></text:span><text:span text:style-name="o"><text:span text:style-name="T11">).</text:span></text:span><text:span text:style-name="na"><text:span text:style-name="T22">signum</text:span></text:span><text:span text:style-name="o"><text:span text:style-name="T11">()</text:span></text:span><text:span text:style-name="T10"> </text:span><text:span text:style-name="o"><text:span text:style-name="T11">!=</text:span></text:span><text:span text:style-name="T10"> </text:span><text:span text:style-name="n"><text:span text:style-name="T10">Function1</text:span></text:span><text:span text:style-name="o"><text:span text:style-name="T11">.</text:span></text:span><text:span text:style-name="na"><text:span text:style-name="T22">f</text:span></text:span><text:span text:style-name="o"><text:span text:style-name="T11">(</text:span></text:span><text:span text:style-name="n"><text:span text:style-name="T10">c</text:span></text:span><text:span text:style-name="o"><text:span text:style-name="T11">).</text:span></text:span><text:span text:style-name="na"><text:span text:style-name="T22">signum</text:span></text:span><text:span text:style-name="o"><text:span text:style-name="T11">())</text:span></text:span><text:span text:style-name="T10"> </text:span><text:span text:style-name="o"><text:span text:style-name="T11">{</text:span></text:span></text:p>
      <text:p text:style-name="P7"><text:span text:style-name="T10"><text:tab/><text:tab/><text:tab/><text:tab/></text:span><text:span text:style-name="n"><text:span text:style-name="T10">b</text:span></text:span><text:span text:style-name="T10"> </text:span><text:span text:style-name="o"><text:span text:style-name="T11">=</text:span></text:span><text:span text:style-name="T10"> </text:span><text:span text:style-name="n"><text:span text:style-name="T10">c</text:span></text:span><text:span text:style-name="o"><text:span text:style-name="T11">;</text:span></text:span></text:p>
      <text:p text:style-name="P7"><text:span text:style-name="T10"><text:tab/><text:tab/><text:tab/></text:span><text:span text:style-name="o"><text:span text:style-name="T11">}</text:span></text:span></text:p>
      <text:p text:style-name="P7"><text:span text:style-name="T10"><text:tab/><text:tab/><text:tab/></text:span><text:span text:style-name="k"><text:span text:style-name="T11">else</text:span></text:span><text:span text:style-name="T10"> </text:span><text:span text:style-name="o"><text:span text:style-name="T11">{</text:span></text:span></text:p>
      <text:p text:style-name="P7"><text:span text:style-name="T10"><text:tab/><text:tab/><text:tab/><text:tab/></text:span><text:span text:style-name="n"><text:span text:style-name="T10">a</text:span></text:span><text:span text:style-name="T10"> </text:span><text:span text:style-name="o"><text:span text:style-name="T11">=</text:span></text:span><text:span text:style-name="T10"> </text:span><text:span text:style-name="n"><text:span text:style-name="T10">c</text:span></text:span><text:span text:style-name="o"><text:span text:style-name="T11">;</text:span></text:span></text:p>
      <text:p text:style-name="P7"><text:span text:style-name="T10"><text:tab/><text:tab/><text:tab/></text:span><text:span text:style-name="o"><text:span text:style-name="T11">}</text:span></text:span></text:p>
      <text:p text:style-name="P7"><text:span text:style-name="T10"><text:tab/><text:tab/></text:span><text:span text:style-name="o"><text:span text:style-name="T11">}</text:span></text:span></text:p>
      <text:p text:style-name="P7"><text:span text:style-name="T10"><text:tab/><text:tab/></text:span><text:span text:style-name="k"><text:span text:style-name="T11">return</text:span></text:span><text:span text:style-name="T10"> </text:span><text:span text:style-name="n"><text:span text:style-name="T10">c</text:span></text:span><text:span text:style-name="o"><text:span text:style-name="T11">;</text:span></text:span></text:p>
      <text:p text:style-name="P7"><text:span text:style-name="T10"><text:tab/></text:span><text:span text:style-name="o"><text:span text:style-name="T11">}</text:span></text:span></text:p>
      <text:p text:style-name="P8"/>
      <text:p text:style-name="P8"/>
      <text:p text:style-name="P7"><text:span text:style-name="o"><text:span text:style-name="T11">}</text:span></text:span></text:p>
      <text:p text:style-name="Standard"><text:span text:style-name="T4">Zmienne:</text:span></text:p>
      <text:list xml:id="list495885201" text:style-name="WWNum2">
        <text:list-item>
          <text:p text:style-name="P11"><text:soft-page-break/><text:span text:style-name="T8">Apfloat accuracy </text:span><text:span text:style-name="T9">=</text:span><text:span text:style-name="T8"> </text:span><text:span text:style-name="T9">new</text:span><text:span text:style-name="T8"> Apfloat</text:span><text:span text:style-name="T9">(</text:span><text:span text:style-name="T8">s</text:span><text:span text:style-name="T9">,</text:span><text:span text:style-name="T8"> Apfloat</text:span><text:span text:style-name="T9">.</text:span><text:span text:style-name="T21">INFINITE</text:span><text:span text:style-name="T9">); </text:span><text:span text:style-name="T12">- </text:span><text:span text:style-name="T13">zmienna służąca jako określenie dokładności z jaką użytkownik pragnie otrzymać wynik</text:span></text:p>
        </text:list-item>
      </text:list>
      <text:p text:style-name="Standard"><text:span text:style-name="T5">Wejście/wyjście:</text:span></text:p>
      <text:p text:style-name="Standard"><text:span text:style-name="T29">Wejście:</text:span></text:p>
      <text:list xml:id="list1563240461" text:continue-numbering="true" text:style-name="WWNum2">
        <text:list-item>
          <text:p text:style-name="P9"><text:span text:style-name="T3">S –</text:span><text:span text:style-name="T14"> dokładność z jaką ma być podany wynik obliczeń.</text:span></text:p>
        </text:list-item>
        <text:list-item>
          <text:p text:style-name="P9"><text:span text:style-name="T3">a, b</text:span><text:span text:style-name="T14"> – liczby stanowiące zakres na którym mają być przeprowadzone poszukiwania, należy wspomnieć iż </text:span><text:span text:style-name="T3">b&gt;a</text:span><text:span text:style-name="T14"> oraz </text:span><text:span text:style-name="T3">a</text:span><text:span text:style-name="T14"> i </text:span><text:span text:style-name="T3">b</text:span><text:span text:style-name="T14"> muszą być różnych znaków.</text:span></text:p>
        </text:list-item>
        <text:list-item>
          <text:p text:style-name="P9"><text:span text:style-name="T14">Pętle sprawdzające poprawność danych oraz wczytujące s „aż użytkownik się nie znudzi”.</text:span></text:p>
        </text:list-item>
      </text:list>
      <text:p text:style-name="Standard"><text:span text:style-name="T29">Wyjście:</text:span></text:p>
      <text:list xml:id="list139470015" text:style-name="WWNum3">
        <text:list-item>
          <text:p text:style-name="P10"><text:span text:style-name="T14">Wyniki działań metod bisekcji i siecznych na podanym zakresie z określoną dokładnością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Monospace" svg:font-family="Monospace" style:font-pitch="fixed"/>
    <style:font-face style:name="Courier New1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2" fo:widows="2" style:writing-mode="lr-tb"/>
      <style:text-properties style:use-window-font-color="true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pl" style:country-asian="PL" style:font-name-complex="Courier New2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HTML_20_-_20_wstępnie_20_sformatowany_20_Znak" style:display-name="HTML - wstępnie sformatowany Znak" style:family="text" style:parent-style-name="Default_20_Paragraph_20_Font">
      <style:text-properties style:font-name="Courier New" fo:font-size="10pt" style:font-name-asian="Times New Roman" style:font-size-asian="10pt" style:language-asian="pl" style:country-asian="PL" style:font-name-complex="Courier New2" style:font-size-complex="10pt"/>
    </style:style>
    <style:style style:name="kn" style:family="text" style:parent-style-name="Default_20_Paragraph_20_Font"/>
    <style:style style:name="nn" style:family="text" style:parent-style-name="Default_20_Paragraph_20_Font"/>
    <style:style style:name="o" style:family="text" style:parent-style-name="Default_20_Paragraph_20_Font"/>
    <style:style style:name="kd" style:family="text" style:parent-style-name="Default_20_Paragraph_20_Font"/>
    <style:style style:name="nc" style:family="text" style:parent-style-name="Default_20_Paragraph_20_Font"/>
    <style:style style:name="kt" style:family="text" style:parent-style-name="Default_20_Paragraph_20_Font"/>
    <style:style style:name="n" style:family="text" style:parent-style-name="Default_20_Paragraph_20_Font"/>
    <style:style style:name="nf" style:family="text" style:parent-style-name="Default_20_Paragraph_20_Font"/>
    <style:style style:name="k" style:family="text" style:parent-style-name="Default_20_Paragraph_20_Font"/>
    <style:style style:name="na" style:family="text" style:parent-style-name="Default_20_Paragraph_20_Font"/>
    <style:style style:name="s" style:family="text" style:parent-style-name="Default_20_Paragraph_20_Font"/>
    <style:style style:name="mi" style:family="text" style:parent-style-name="Default_20_Paragraph_20_Font"/>
    <style:style style:name="c1" style:family="text" style:parent-style-name="Default_20_Paragraph_20_Font"/>
    <style:style style:name="kc" style:family="text" style:parent-style-name="Default_20_Paragraph_20_Font"/>
    <style:style style:name="ListLabel_20_1" style:display-name="ListLabel 1" style:family="text">
      <style:text-properties style:font-name-complex="Courier New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zemysław Królik</meta:initial-creator>
    <dc:creator>Maciej Stankiewicz</dc:creator>
    <meta:editing-cycles>6</meta:editing-cycles>
    <meta:creation-date>2012-11-26T13:04:00</meta:creation-date>
    <dc:date>2012-11-27T10:38:29</dc:date>
    <meta:editing-duration>PT2M</meta:editing-duration>
    <meta:generator>LibreOffice/3.5$Linux_x86 LibreOffice_project/350m1$Build-2</meta:generator>
    <meta:document-statistic meta:table-count="0" meta:image-count="0" meta:object-count="0" meta:page-count="5" meta:paragraph-count="178" meta:word-count="760" meta:character-count="6557" meta:non-whitespace-character-count="560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